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Quotations">
      <style:paragraph-properties fo:margin-left="0.5in" fo:margin-right="0in" fo:text-indent="0in"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aster 6 Homily</text:p>
      <text:p text:style-name="Author">Dale Hathaway</text:p>
      <text:p text:style-name="Date">St. Alfred’s Episcopal Church</text:p>
      <text:h text:style-name="Heading_20_3" text:outline-level="3" text:is-list-header="true"><text:bookmark-start text:name="opening"/>Opening<text:bookmark-end text:name="opening"/></text:h>
      <text:h text:style-name="Heading_20_4" text:outline-level="4"><text:bookmark-start text:name="weve-been-gone"/>We’ve been gone<text:bookmark-end text:name="weve-been-gone"/></text:h>
      <text:p text:style-name="First_20_paragraph">We’ve been away for a while. I know some of you noticed – thank you. Others of you no doubt saw my facial hair and didn’t recognize me. I forgive you. Of all my siblings and children, I’m the only one who doesn’t readily grow facial hair. I keep trying, though, even at my age. Once when my oldest was about 4 or five, late at night after he’d gone to bed, I shaved off the mustache and goatee I had grown. When he got up the next morning, he walked in the kitchen where I was probably drinking coffee. His face totally collapsed, and he said, “No, Daddy, put it back.”</text:p>
      <text:p text:style-name="Text_20_body">I’m thinking that as Paul was dealing with dramatic twists in his life, from Pharisee to a mute thrown off his horse, healed and called to preach what he once persecuted. And over and over again a voice from within and without telling him: “leave behind what you are comfortable with. Come over to Macedonia and help us.” And he listened to the voice.</text:p>
      <text:h text:style-name="Heading_20_4" text:outline-level="4"><text:bookmark-start text:name="we-looked-at-us-from-outside"/>We looked at US from outside<text:bookmark-end text:name="we-looked-at-us-from-outside"/></text:h>
      <text:p text:style-name="First_20_paragraph">The last few global trips that Mary Pat and I have taken – north to south, east to west –have provided us with a new perspective on this land we call <text:span text:style-name="T1">home</text:span>.</text:p>
      <text:p text:style-name="Text_20_body">Many of you have asked, “How was it?”, and I have answered, “It was wonderful.” And it was wonderful. Exciting. There were high points and low points. It was frightening, foreboding, and sobering. In some ways it was depressing, leaving us saying, “What is there to do?” In other ways it prompted motivation to “do something.” It encouraged us to ask, “What matters?”, or as a former mentor of mine said, “You decide what ditch you’re ready to die in.”</text:p>
      <text:h text:style-name="Heading_20_4" text:outline-level="4"><text:bookmark-start text:name="the-last-words-of-my-last-sermon"/>The last words of my last sermon<text:bookmark-end text:name="the-last-words-of-my-last-sermon"/></text:h>
      <text:p text:style-name="First_20_paragraph">Some of you may remember I ended my last sermon, before we left for the South Pacific with the words, “Do something.” That was in response to my sense that Christians could no longer be content with being comfortable. My greatest fear is to be complicit through complacency.</text:p>
      <text:p text:style-name="Text_20_body">Last week, I heard Fr. Peter commend you for the many things that you <text:span text:style-name="T1">are</text:span> doing. It’s really quite amazing. And I second his words. Well done.</text:p>
      <text:p text:style-name="Text_20_body">But like Owen looking at my face without the moustache and beard, what was familiar and customary appears to no longer be possible. There is no going back from the changes we are confronting.</text:p>
      <text:h text:style-name="Heading_20_3" text:outline-level="3"><text:bookmark-start text:name="question"/>Question<text:bookmark-end text:name="question"/></text:h>
      <text:h text:style-name="Heading_20_4" text:outline-level="4"><text:bookmark-start text:name="wheres-the-peace"/>Where’s the peace?<text:bookmark-end text:name="wheres-the-peace"/></text:h>
      <text:p text:style-name="First_20_paragraph">In today’s gospel, Jesus’s friends were gathered around him for a grand meal. You know how Jesus loved to <text:soft-page-break/>share a meal. At this particular meal he had a lot of things to say to them. No doubt his friends were focused on how good it felt to have Jesus with them. They weren’t really ready for the message he had for them. “I’m going to leave you. I will leave you with my Shalom. You can take that with you wherever you go. But I have to leave and all you’ll have is someone who will advocate for me to you.</text:p>
      <text:p text:style-name="Text_20_body">“I am going away, and I am coming to you.” (<text:span text:style-name="T1">Now that’s the epitome of a paradox</text:span>)</text:p>
      <text:p text:style-name="Text_20_body">No doubt they asked the classic questions. “Wait? What?</text:p>
      <text:p text:style-name="Text_20_body">He responded, “Things can no longer be the same. Things have changed. You will be moving into uncharted waters. The waters may be choppy, even stormy. But I will be with you.</text:p>
      <text:p text:style-name="Text_20_body">A little like traveling the South Pacific. A little like coming “home” to a country that has changed in profound ways.</text:p>
      <text:h text:style-name="Heading_20_4" text:outline-level="4"><text:bookmark-start text:name="rejoice-that-i-am-going."/>Rejoice that I am going.<text:bookmark-end text:name="rejoice-that-i-am-going."/></text:h>
      <text:p text:style-name="First_20_paragraph">Like Paul who set sail after his vision in today’s reading. He and his friends would be launched into a world they could not have anticipated. Just so, we had set sail for the South Pacific before Lent and arrived back in the US after Easter day. Mary Pat said, “We gave up the US for Lent.”</text:p>
      <text:p text:style-name="Text_20_body">Inevitably we came back to a world that was changed. The social contract that I had known from my earliest childhood, the quiet agreement about values and principles, was crumbling or swept away. In some ways I trace an awareness of the social contract back to my father.</text:p>
      <text:p text:style-name="Text_20_body">He was the one who taught me that a <text:span text:style-name="T1">gentleman keeps his word. A gentleman always carries a clean handkerchief</text:span>. (<text:span text:style-name="T2">He used the word </text:span>“<text:span text:style-name="T2">gentleman</text:span>”<text:span text:style-name="T2">, because he was not aware of gender issues the way we are these days</text:span>.) That same social contract said, “It is never okay to mock a handicapped person.” My father said that his goal was to be as comfortable sharing a meal with the the poorest and powerless as with the rich and powerful. He was serious about his Hippocratic Oath, “Thou shalt do no harm.”</text:p>
      <text:p text:style-name="Text_20_body">From my teenage years onward I heard every Sunday the words: “Hear what our Lord Jesus Christ saith: <text:span text:style-name="T2">Thou shalt love the Lord thy God with all thy heart, and with all thy soul, and with all thy mind. This is the first and great commandment. And the second is like unto it: Thou shalt love thy neighbor as thyself…</text:span></text:p>
      <text:p text:style-name="Text_20_body">I understood those words to be a concentrated expression of what one must do to be a Christian.</text:p>
      <text:p text:style-name="Text_20_body">The country we came home to seems to have canceled the <text:span text:style-name="T1">neighbor</text:span> part of that. Or at least it understands “neighbor” in a narrow sense. Not the sense in which Jesus’s parable of the <text:span text:style-name="T1">Good Samaritan</text:span> would clearly teach us.</text:p>
      <text:h text:style-name="Heading_20_4" text:outline-level="4"><text:bookmark-start text:name="camara"/>Camara<text:bookmark-end text:name="camara"/></text:h>
      <text:p text:style-name="First_20_paragraph">In the early 80’s I attended a national conference of <text:span text:style-name="T2">Pax Christi</text:span> – “Peace of Christ” in English. One of the featured speakers was Bishop Helder Camara of Recife, Brazil. He was known to many of us a saintly figure who prominently cared and advocated for the poor in his city who lived in the slums – <text:span text:style-name="T2">favelas</text:span> of his city. Many of us in the audience thought of him as a <text:span text:style-name="T1">living saint</text:span>. When he walked into the hall I was initially startled. He was a little tiny man. Maybe 5 feet. But when he walked up through the 100’s in attendance, I had the distinct sense that he was Moses parting the waters of the Red Sea. And then he spoke. It was a tinny high pitched voice. Like a child’s. But his message to us was thunderous. Like a prophet’s.</text:p>
      <text:p text:style-name="Text_20_body">He said to us:</text:p>
      <text:p text:style-name="P1">“There is no peace for my people because they do not know where their next piece of bread will come <text:soft-page-break/>from. We must feed the hungry before peace is possible.””</text:p>
      <text:h text:style-name="Heading_20_4" text:outline-level="4"><text:bookmark-start text:name="coming-home"/>Coming home?<text:bookmark-end text:name="coming-home"/></text:h>
      <text:p text:style-name="First_20_paragraph">Coming home has really been something of a conundrum for me. Diana Butler-Bass recently wrote that she genuinely doesn’t know what to say. And she makes a living by knowing what to say and write. What do you say or do when your world seems to have turned upside down? Mostly I don’t know what to say.</text:p>
      <text:p text:style-name="Text_20_body">But I’m reminded of my words in January: “Do something.”</text:p>
      <text:p text:style-name="Text_20_body">Home is ever changing. Change is inevitable. An ancient writer said:</text:p>
      <text:p text:style-name="Text_20_body">“No man ever steps in the same river twice, for it’s not the same river and he’s not the same man”</text:p>
      <text:p text:style-name="Text_20_body">“Where is the peace?” the disciples might rightly have asked Jesus? Or, “What do we do now?”</text:p>
      <text:h text:style-name="Heading_20_3" text:outline-level="3"><text:bookmark-start text:name="change"/>Change<text:bookmark-end text:name="change"/></text:h>
      <text:h text:style-name="Heading_20_4" text:outline-level="4"><text:bookmark-start text:name="everything-will-be-okay"/>Everything will be okay?<text:bookmark-end text:name="everything-will-be-okay"/></text:h>
      <text:p text:style-name="First_20_paragraph">Things may look dismal at the moment. Certainly Jesus’s friends at that dinner were in for a startlng awakening when they looked at him, from a distance, executed on a cross.</text:p>
      <text:p text:style-name="Text_20_body">I tell myself the church has lived through the centuries with countless rulers, kings, emperors, and tyrants. It has often looked bleak indeed.</text:p>
      <text:p text:style-name="Text_20_body">But just as invariably there have been moments where you can see the “water of life, bright as crystal, flowing from the throne of God and of the Lamb through the middle of the street of the city”.</text:p>
      <text:p text:style-name="Text_20_body">There’s a saying that keeps me going, taking one step at a time. I laugh to think that I first heard the phrase in a wonderful film about old people moving to India. Some on the internet claim that John Lennon said it, but there appears to be no evidence for that, only that people have repeated it and the internet has multiplied it an unfathomable number of times.</text:p>
      <text:p text:style-name="Text_20_body">“Everything will be okay in the end. And if it’s not okay it’s not the end.”</text:p>
      <text:h text:style-name="Heading_20_3" text:outline-level="3"><text:bookmark-start text:name="apocalyptic"/>Apocalyptic<text:bookmark-end text:name="apocalyptic"/></text:h>
      <text:h text:style-name="Heading_20_4" text:outline-level="4"><text:bookmark-start text:name="bible-101"/>Bible 101<text:bookmark-end text:name="bible-101"/></text:h>
      <text:p text:style-name="First_20_paragraph">You know the first thing you learn in Bible 101 about the last book of the Bible is that it is written in the genre known as <text:span text:style-name="T1">apocalyptic</text:span>. The second thing you learn is that the purpose of the various books in the <text:span text:style-name="T1">apocalyptic</text:span> genre is to <text:span text:style-name="T1">encourage people during times of persecution and suffering</text:span>.</text:p>
      <text:p text:style-name="Text_20_body">After that, the third through the 150<text:span text:style-name="T3">th</text:span>, things you learn – well that’s kind of all over the place.</text:p>
      <text:p text:style-name="Text_20_body">We are now living in <text:span text:style-name="T1">interesting</text:span> times. It is for Christians a time of crisis. In Chinese – I read in Wikipedia – the word for “crisis” is a combination of <text:span text:style-name="T1">danger</text:span> and <text:span text:style-name="T1">change point</text:span>. A crossing of paths.</text:p>
      <text:h text:style-name="Heading_20_4" text:outline-level="4"><text:bookmark-start text:name="time-of-persecution"/>Time of persecution<text:bookmark-end text:name="time-of-persecution"/></text:h>
      <text:p text:style-name="First_20_paragraph">And so it begins. A rich, provocative, alluring, vision – like a kaleidoscopic, slowly unfolding, dream sequence – a huge metaphoric vision – that leads to the passage we’ve heard today. It may not look good now, but in the <text:soft-page-break/>end it will be glorious.</text:p>
      <text:p text:style-name="P1">… the city has no need of sun or moon to shine on it, for the glory of God is its light, and its lamp is the Lamb. “In the end everything will be okay. If it’s not okay now, it’s not the end.” Things are not okay yet, but in the end it will be glorious.</text:p>
      <text:h text:style-name="Heading_20_3" text:outline-level="3"><text:bookmark-start text:name="standing-still-is-not-an-option"/>Standing still is not an option<text:bookmark-end text:name="standing-still-is-not-an-option"/></text:h>
      <text:h text:style-name="Heading_20_4" text:outline-level="4"><text:bookmark-start text:name="paul-friends"/>Paul, Friends<text:bookmark-end text:name="paul-friends"/></text:h>
      <text:p text:style-name="First_20_paragraph">As Paul headed north and west to Macedonia, he had no inkling of the storms that the church would face. There were setbacks and roadblocks. There would be persecutions sponsored by the kings and emperors of the time. But along the way there would also be lights abounding. Beacons of light to shine the way.</text:p>
      <text:p text:style-name="Text_20_body">Keep heart and keep your ears focused on the Grace that abounds. Don’t stand still. Do something.</text:p>
      <text:h text:style-name="Heading_20_3" text:outline-level="3"><text:bookmark-start text:name="the-times-they-are-a-changin"/>The times they are a changin’<text:bookmark-end text:name="the-times-they-are-a-changin"/></text:h>
      <text:h text:style-name="Heading_20_4" text:outline-level="4"><text:bookmark-start text:name="what-do-we-long-for"/>What do we long for?<text:bookmark-end text:name="what-do-we-long-for"/></text:h>
      <text:p text:style-name="First_20_paragraph">It’s a time to ask what do we hold fast and what is fleeting? What is the basis for our convictions? What is the priority for our day to day decisions? What motivates each 24 hours that we are given?</text:p>
      <text:p text:style-name="Text_20_body">Love? Peace? We yearn and long for those. But many of our neighbors throughout the world don’t know where their next meal will be. Many of them don’t know if they will even have 24 hours to live. Such as these are our <text:span text:style-name="T1">neighbors</text:span>. Paul’s missionary work guaranteed that.</text:p>
      <text:p text:style-name="P1">Love God. Love your neighbor.</text:p>
      <text:p text:style-name="First_20_paragraph">We’re not there, of course. But we haven’t given up either. Be of good cheer – even in the midst of chaos and conflict, for many of the saints who have gone before us have walked these roads ahead of us.</text:p>
      <text:p text:style-name="Text_20_body">It will be okay in 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520$Build-2</meta:generator>
    <dc:title>Easter 6 Homily</dc:title>
    <dc:description/>
    <dc:subject/>
    <meta:keyword/>
    <meta:initial-creator>Dale Hathaway</meta:initial-creator>
    <meta:creation-date>2025-05-24T14:41:40Z</meta:creation-date>
    <dc:date>2025-05-24T10:43:42.486879292</dc:date>
    <meta:editing-duration>PT2M</meta:editing-duration>
    <meta:editing-cycles>1</meta:editing-cycles>
    <meta:document-statistic meta:table-count="0" meta:image-count="0" meta:object-count="0" meta:page-count="4" meta:paragraph-count="65" meta:word-count="1849" meta:character-count="9826" meta:non-whitespace-character-count="8030"/>
    <meta:user-defined meta:name="aliases"/>
    <meta:user-defined meta:name="date">St. Alfred’s Episcopal Church</meta:user-defined>
    <meta:user-defined meta:name="id">easter-6-homily</meta:user-defined>
    <meta:user-defined meta:name="tags"/>
    <meta:user-defined meta:name="zettlr" meta:value-type="string"/>
  </office:meta>
</office:document-meta>
</file>